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" svg:font-family="Times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" officeooo:rsid="000d5e96" officeooo:paragraph-rsid="000d5e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6.1: Building a Hazard Model for</text:p>
      <text:p text:style-name="P1">Defau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" svg:font-family="Times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7:31:20.383251657</meta:creation-date>
    <meta:generator>LibreOffice/6.0.7.3$Linux_X86_64 LibreOffice_project/00m0$Build-3</meta:generator>
    <dc:date>2019-11-22T19:07:43.705948283</dc:date>
    <meta:editing-duration>PT12M24S</meta:editing-duration>
    <meta:editing-cycles>1</meta:editing-cycles>
    <meta:document-statistic meta:table-count="0" meta:image-count="0" meta:object-count="0" meta:page-count="1" meta:paragraph-count="2" meta:word-count="8" meta:character-count="50" meta:non-whitespace-character-count="44"/>
  </office:meta>
</office:document-meta>
</file>